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13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69"><text:soft-page-break/><text:tab/>call collidewithdizzy16</text:p>
      <text:p text:style-name="P69"><text:tab/>ret nc</text:p>
      <text:p text:style-name="P69"><text:tab/>ld a,3</text:p>
      <text:p text:style-name="P69"><text:tab/>ld hl,killedbyhawk</text:p>
      <text:p text:style-name="P69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3">resetrat<text:tab/>equ printmoving</text:p>
      <text:p text:style-name="P30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0">ratcoll</text:p>
      <text:p text:style-name="P30"><text:tab/>cp 1</text:p>
      <text:p text:style-name="P1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04T22:19:22.334255545</dc:date>
    <meta:editing-duration>P3DT3H50M34S</meta:editing-duration>
    <meta:editing-cycles>232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